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FF2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EF413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gulos_Pd" table:style-name="ta1">
        <table:shapes>
          <draw:frame draw:z-index="1" draw:id="id0" draw:style-name="a0" draw:name="Gráfico 1" svg:x="17.15006in" svg:y="0.03532in" svg:width="6.29803in" svg:height="3.5452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17.20275in" svg:y="3.97049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6368" table:default-cell-style-name="ce1"/>
        <table:table-row table:style-name="ro1">
          <table:table-cell office:value-type="string" table:number-columns-spanned="3" table:number-rows-spanned="1" table:style-name="ce3">
            <text:p>Paladio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4">
            <text:p>Cobre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7">
            <text:p>Trabajo de adhesión (J/m2)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COBRE</text:p>
          </table:table-cell>
          <table:covered-table-cell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5">
            <text:p>Tiempo[s]</text:p>
          </table:table-cell>
          <table:table-cell office:value-type="string" table:number-columns-spanned="2" table:number-rows-spanned="1" table:style-name="ce5">
            <text:p>Ángulo[°]</text:p>
          </table:table-cell>
          <table:covered-table-cell/>
          <table:table-cell table:number-columns-repeated="2" table:style-name="ce1"/>
          <table:table-cell office:value-type="string" table:number-columns-spanned="1" table:number-rows-spanned="2" table:style-name="ce5">
            <text:p>Tiempo[s]</text:p>
          </table:table-cell>
          <table:table-cell office:value-type="string" table:number-columns-spanned="2" table:number-rows-spanned="1" table:style-name="ce5">
            <text:p>Ángulo[°]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W_a = y(1+Cos\Theta)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Trabajo de adhesión (J/m2)</text:p>
          </table:table-cell>
          <table:covered-table-cell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on Grafeno</text:p>
          </table:table-cell>
          <table:table-cell office:value-type="string" table:style-name="ce2">
            <text:p>Sin Grafeno</text:p>
          </table:table-cell>
          <table:table-cell table:number-columns-repeated="2" table:style-name="ce1"/>
          <table:covered-table-cell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style-name="ce1"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style-name="ce1"/>
          <table:table-cell office:value-type="string" table:number-columns-spanned="2" table:number-rows-spanned="1" table:style-name="ce7">
            <text:p>W_a = y(1+Cos\Theta)</text:p>
          </table:table-cell>
          <table:covered-table-cell/>
          <table:table-cell table:number-columns-repeated="16370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21.535" table:style-name="ce2">
            <text:p>121.535</text:p>
          </table:table-cell>
          <table:table-cell office:value-type="float" office:value="117.848" table:style-name="ce2">
            <text:p>117.848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78.179000000000002" table:style-name="ce2">
            <text:p>78.179</text:p>
          </table:table-cell>
          <table:table-cell office:value-type="float" office:value="76.122" table:style-name="ce2">
            <text:p>76.122</text:p>
          </table:table-cell>
          <table:table-cell table:style-name="ce1"/>
          <table:table-cell office:value-type="float" office:value="7.6562303847347218E-2" table:formula="of:=0.072*(1+COS(RADIANS([.C19])))" table:style-name="ce1">
            <text:p>0.076562304</text:p>
          </table:table-cell>
          <table:table-cell office:value-type="float" office:value="6.988287175833556E-2" table:formula="of:=0.072*(1+COS(RADIANS([.B19])))" table:style-name="ce1">
            <text:p>0.069882872</text:p>
          </table:table-cell>
          <table:table-cell table:style-name="ce1"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number-columns-repeated="16370" table:style-name="ce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122.989" table:style-name="ce2">
            <text:p>122.989</text:p>
          </table:table-cell>
          <table:table-cell office:value-type="float" office:value="118.474" table:style-name="ce2">
            <text:p>118.474</text:p>
          </table:table-cell>
          <table:table-cell table:number-columns-repeated="2" table:style-name="ce1"/>
          <table:table-cell office:value-type="float" office:value="120" table:style-name="ce2">
            <text:p>120</text:p>
          </table:table-cell>
          <table:table-cell office:value-type="float" office:value="83.774000000000001" table:style-name="ce2">
            <text:p>83.774</text:p>
          </table:table-cell>
          <table:table-cell office:value-type="float" office:value="80.739999999999995" table:style-name="ce2">
            <text:p>80.74</text:p>
          </table:table-cell>
          <table:table-cell table:style-name="ce1"/>
          <table:table-cell office:value-type="float" office:value="7.8237656964013871E-2" table:formula="of:=0.072*(1+COS(RADIANS([.C20])))" table:style-name="ce1">
            <text:p>0.078237657</text:p>
          </table:table-cell>
          <table:table-cell office:value-type="float" office:value="7.3220136179667439E-2" table:formula="of:=0.072*(1+COS(RADIANS([.B20])))" table:style-name="ce1">
            <text:p>0.073220136</text:p>
          </table:table-cell>
          <table:table-cell table:style-name="ce1"/>
          <table:table-cell office:value-type="float" office:value="5.7250453555116126E-2" table:formula="of:=0.072*(1+COS(RADIANS([.G19])))" table:style-name="ce1">
            <text:p>0.057250454</text:p>
          </table:table-cell>
          <table:table-cell office:value-type="float" office:value="5.4730418658776613E-2" table:formula="of:=0.072*(1+COS(RADIANS([.H19])))" table:style-name="ce1">
            <text:p>0.054730419</text:p>
          </table:table-cell>
          <table:table-cell table:number-columns-repeated="16370" table:style-name="ce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float" office:value="139.04400000000001" table:style-name="ce2">
            <text:p>139.044</text:p>
          </table:table-cell>
          <table:table-cell office:value-type="float" office:value="127.304" table:style-name="ce2">
            <text:p>127.304</text:p>
          </table:table-cell>
          <table:table-cell table:number-columns-repeated="2" table:style-name="ce1"/>
          <table:table-cell office:value-type="float" office:value="270" table:style-name="ce2">
            <text:p>270</text:p>
          </table:table-cell>
          <table:table-cell office:value-type="float" office:value="88.652000000000001" table:style-name="ce2">
            <text:p>88.652</text:p>
          </table:table-cell>
          <table:table-cell office:value-type="float" office:value="85.763999999999996" table:style-name="ce2">
            <text:p>85.764</text:p>
          </table:table-cell>
          <table:table-cell table:style-name="ce1"/>
          <table:table-cell office:value-type="float" office:value="8.1674401375044017E-2" table:formula="of:=0.072*(1+COS(RADIANS([.C21])))" table:style-name="ce1">
            <text:p>0.081674401</text:p>
          </table:table-cell>
          <table:table-cell office:value-type="float" office:value="7.9671005188223093E-2" table:formula="of:=0.072*(1+COS(RADIANS([.B21])))" table:style-name="ce1">
            <text:p>0.079671005</text:p>
          </table:table-cell>
          <table:table-cell table:style-name="ce1"/>
          <table:table-cell office:value-type="float" office:value="6.4191565730302907E-2" table:formula="of:=0.072*(1+COS(RADIANS([.G20])))" table:style-name="ce1">
            <text:p>0.064191566</text:p>
          </table:table-cell>
          <table:table-cell office:value-type="float" office:value="6.04141324907242E-2" table:formula="of:=0.072*(1+COS(RADIANS([.H20])))" table:style-name="ce1">
            <text:p>0.060414132</text:p>
          </table:table-cell>
          <table:table-cell table:number-columns-repeated="16370" table:style-name="ce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float" office:value="140.61799999999999" table:style-name="ce2">
            <text:p>140.618</text:p>
          </table:table-cell>
          <table:table-cell office:value-type="float" office:value="131.517" table:style-name="ce2">
            <text:p>131.517</text:p>
          </table:table-cell>
          <table:table-cell table:number-columns-repeated="2" table:style-name="ce1"/>
          <table:table-cell office:value-type="float" office:value="420" table:style-name="ce2">
            <text:p>420</text:p>
          </table:table-cell>
          <table:table-cell office:value-type="float" office:value="94.289000000000001" table:style-name="ce2">
            <text:p>94.289</text:p>
          </table:table-cell>
          <table:table-cell office:value-type="float" office:value="91.66" table:style-name="ce2">
            <text:p>91.66</text:p>
          </table:table-cell>
          <table:table-cell table:style-name="ce1"/>
          <table:table-cell office:value-type="float" office:value="9.7714482404172853E-2" table:formula="of:=0.072*(1+COS(RADIANS([.C22])))" table:style-name="ce1">
            <text:p>0.097714482</text:p>
          </table:table-cell>
          <table:table-cell office:value-type="float" office:value="8.874574182720682E-2" table:formula="of:=0.072*(1+COS(RADIANS([.B22])))" table:style-name="ce1">
            <text:p>0.088745742</text:p>
          </table:table-cell>
          <table:table-cell table:style-name="ce1"/>
          <table:table-cell office:value-type="float" office:value="7.0306209509526929E-2" table:formula="of:=0.072*(1+COS(RADIANS([.G21])))" table:style-name="ce1">
            <text:p>0.07030621</text:p>
          </table:table-cell>
          <table:table-cell office:value-type="float" office:value="6.6681733406633692E-2" table:formula="of:=0.072*(1+COS(RADIANS([.H21])))" table:style-name="ce1">
            <text:p>0.066681733</text:p>
          </table:table-cell>
          <table:table-cell table:number-columns-repeated="16370" table:style-name="ce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148.15100000000001" table:style-name="ce2">
            <text:p>148.151</text:p>
          </table:table-cell>
          <table:table-cell office:value-type="float" office:value="140.029" table:style-name="ce2">
            <text:p>140.029</text:p>
          </table:table-cell>
          <table:table-cell table:number-columns-repeated="2" table:style-name="ce1"/>
          <table:table-cell office:value-type="float" office:value="570" table:style-name="ce2">
            <text:p>570</text:p>
          </table:table-cell>
          <table:table-cell office:value-type="float" office:value="102.926" table:style-name="ce2">
            <text:p>102.926</text:p>
          </table:table-cell>
          <table:table-cell office:value-type="float" office:value="98.673000000000002" table:style-name="ce2">
            <text:p>98.673</text:p>
          </table:table-cell>
          <table:table-cell table:style-name="ce1"/>
          <table:table-cell office:value-type="float" office:value="0.11602398096707711" table:formula="of:=0.072*(1+COS(RADIANS([.C23])))" table:style-name="ce1">
            <text:p>0.116023981</text:p>
          </table:table-cell>
          <table:table-cell office:value-type="float" office:value="0.11230979883852781" table:formula="of:=0.072*(1+COS(RADIANS([.B23])))" table:style-name="ce1">
            <text:p>0.112309799</text:p>
          </table:table-cell>
          <table:table-cell table:style-name="ce1"/>
          <table:table-cell office:value-type="float" office:value="7.738468413433508E-2" table:formula="of:=0.072*(1+COS(RADIANS([.G22])))" table:style-name="ce1">
            <text:p>0.077384684</text:p>
          </table:table-cell>
          <table:table-cell office:value-type="float" office:value="7.4085725699072499E-2" table:formula="of:=0.072*(1+COS(RADIANS([.H22])))" table:style-name="ce1">
            <text:p>0.074085726</text:p>
          </table:table-cell>
          <table:table-cell table:style-name="ce1"/>
          <table:table-cell office:value-type="float" office:value="-0.28369109148652732" table:formula="of:=COS(360)" table:style-name="ce1">
            <text:p>-0.283691091</text:p>
          </table:table-cell>
          <table:table-cell table:number-columns-repeated="16368" table:style-name="ce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154.41800000000001" table:style-name="ce2">
            <text:p>154.418</text:p>
          </table:table-cell>
          <table:table-cell office:value-type="float" office:value="145.78399999999999" table:style-name="ce2">
            <text:p>145.784</text:p>
          </table:table-cell>
          <table:table-cell table:number-columns-repeated="2" table:style-name="ce1"/>
          <table:table-cell office:value-type="float" office:value="720" table:style-name="ce2">
            <text:p>720</text:p>
          </table:table-cell>
          <table:table-cell office:value-type="float" office:value="108.33799999999999" table:style-name="ce2">
            <text:p>108.338</text:p>
          </table:table-cell>
          <table:table-cell office:value-type="float" office:value="108.658" table:style-name="ce2">
            <text:p>108.658</text:p>
          </table:table-cell>
          <table:table-cell table:style-name="ce1"/>
          <table:table-cell office:value-type="float" office:value="0.12476104897015484" table:formula="of:=0.072*(1+COS(RADIANS([.C24])))" table:style-name="ce1">
            <text:p>0.124761049</text:p>
          </table:table-cell>
          <table:table-cell office:value-type="float" office:value="0.1123420712168256" table:formula="of:=0.072*(1+COS(RADIANS([.B24])))" table:style-name="ce1">
            <text:p>0.112342071</text:p>
          </table:table-cell>
          <table:table-cell table:style-name="ce1"/>
          <table:table-cell office:value-type="float" office:value="8.8105854643813958E-2" table:formula="of:=0.072*(1+COS(RADIANS([.G23])))" table:style-name="ce1">
            <text:p>0.088105855</text:p>
          </table:table-cell>
          <table:table-cell office:value-type="float" office:value="8.2857239042369205E-2" table:formula="of:=0.072*(1+COS(RADIANS([.H23])))" table:style-name="ce1">
            <text:p>0.082857239</text:p>
          </table:table-cell>
          <table:table-cell table:number-columns-repeated="16370" table:style-name="ce1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float" office:value="160.017" table:style-name="ce2">
            <text:p>160.017</text:p>
          </table:table-cell>
          <table:table-cell office:value-type="float" office:value="155.22499999999999" table:style-name="ce2">
            <text:p>155.225</text:p>
          </table:table-cell>
          <table:table-cell table:number-columns-repeated="2" table:style-name="ce1"/>
          <table:table-cell office:value-type="float" office:value="870" table:style-name="ce2">
            <text:p>870</text:p>
          </table:table-cell>
          <table:table-cell office:value-type="float" office:value="124.735" table:style-name="ce2">
            <text:p>124.735</text:p>
          </table:table-cell>
          <table:table-cell office:value-type="float" office:value="128.66" table:style-name="ce2">
            <text:p>128.66</text:p>
          </table:table-cell>
          <table:table-cell table:style-name="ce1"/>
          <table:table-cell office:value-type="float" office:value="0.12757934431400181" table:formula="of:=0.072*(1+COS(RADIANS([.C25])))" table:style-name="ce1">
            <text:p>0.127579344</text:p>
          </table:table-cell>
          <table:table-cell office:value-type="float" office:value="0.12340333196176456" table:formula="of:=0.072*(1+COS(RADIANS([.B25])))" table:style-name="ce1">
            <text:p>0.123403332</text:p>
          </table:table-cell>
          <table:table-cell table:style-name="ce1"/>
          <table:table-cell office:value-type="float" office:value="9.4652789017392727E-2" table:formula="of:=0.072*(1+COS(RADIANS([.G24])))" table:style-name="ce1">
            <text:p>0.094652789</text:p>
          </table:table-cell>
          <table:table-cell office:value-type="float" office:value="9.5034136543892825E-2" table:formula="of:=0.072*(1+COS(RADIANS([.H24])))" table:style-name="ce1">
            <text:p>0.095034137</text:p>
          </table:table-cell>
          <table:table-cell table:number-columns-repeated="16370" table:style-name="ce1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float" office:value="163.899" table:style-name="ce2">
            <text:p>163.899</text:p>
          </table:table-cell>
          <table:table-cell office:value-type="float" office:value="161.97499999999999" table:style-name="ce2">
            <text:p>161.975</text:p>
          </table:table-cell>
          <table:table-cell table:number-columns-repeated="2" table:style-name="ce1"/>
          <table:table-cell office:value-type="float" office:value="1020" table:style-name="ce2">
            <text:p>1020</text:p>
          </table:table-cell>
          <table:table-cell office:value-type="float" office:value="135.51599999999999" table:style-name="ce2">
            <text:p>135.516</text:p>
          </table:table-cell>
          <table:table-cell office:value-type="float" office:value="139.399" table:style-name="ce2">
            <text:p>139.399</text:p>
          </table:table-cell>
          <table:table-cell table:style-name="ce1"/>
          <table:table-cell office:value-type="float" office:value="0.13190766826172817" table:formula="of:=0.072*(1+COS(RADIANS([.C26])))" table:style-name="ce1">
            <text:p>0.131907668</text:p>
          </table:table-cell>
          <table:table-cell office:value-type="float" office:value="0.13187698015372912" table:formula="of:=0.072*(1+COS(RADIANS([.B26])))" table:style-name="ce1">
            <text:p>0.13187698</text:p>
          </table:table-cell>
          <table:table-cell table:style-name="ce1"/>
          <table:table-cell office:value-type="float" office:value="0.11302427782079559" table:formula="of:=0.072*(1+COS(RADIANS([.G25])))" table:style-name="ce1">
            <text:p>0.113024278</text:p>
          </table:table-cell>
          <table:table-cell office:value-type="float" office:value="0.11697823157792374" table:formula="of:=0.072*(1+COS(RADIANS([.H25])))" table:style-name="ce1">
            <text:p>0.116978232</text:p>
          </table:table-cell>
          <table:table-cell table:number-columns-repeated="16370" table:style-name="ce1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float" office:value="171.649" table:style-name="ce2">
            <text:p>171.649</text:p>
          </table:table-cell>
          <table:table-cell office:value-type="float" office:value="167.005" table:style-name="ce2">
            <text:p>167.005</text:p>
          </table:table-cell>
          <table:table-cell table:number-columns-repeated="2" table:style-name="ce1"/>
          <table:table-cell office:value-type="float" office:value="1170" table:style-name="ce2">
            <text:p>1170</text:p>
          </table:table-cell>
          <table:table-cell office:value-type="float" office:value="147.35499999999999" table:style-name="ce2">
            <text:p>147.355</text:p>
          </table:table-cell>
          <table:table-cell office:value-type="float" office:value="143.68600000000001" table:style-name="ce2">
            <text:p>143.686</text:p>
          </table:table-cell>
          <table:table-cell table:style-name="ce1"/>
          <table:table-cell office:value-type="float" office:value="0.14030517712268181" table:formula="of:=0.072*(1+COS(RADIANS([.C27])))" table:style-name="ce1">
            <text:p>0.140305177</text:p>
          </table:table-cell>
          <table:table-cell office:value-type="float" office:value="0.13661646678183617" table:formula="of:=0.072*(1+COS(RADIANS([.B27])))" table:style-name="ce1">
            <text:p>0.136616467</text:p>
          </table:table-cell>
          <table:table-cell table:style-name="ce1"/>
          <table:table-cell office:value-type="float" office:value="0.12336812295350288" table:formula="of:=0.072*(1+COS(RADIANS([.G26])))" table:style-name="ce1">
            <text:p>0.123368123</text:p>
          </table:table-cell>
          <table:table-cell office:value-type="float" office:value="0.12666671633278506" table:formula="of:=0.072*(1+COS(RADIANS([.H26])))" table:style-name="ce1">
            <text:p>0.126666716</text:p>
          </table:table-cell>
          <table:table-cell table:number-columns-repeated="16370" table:style-name="ce1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float" office:value="174.71" table:style-name="ce2">
            <text:p>174.71</text:p>
          </table:table-cell>
          <table:table-cell office:value-type="float" office:value="172.56899999999999" table:style-name="ce2">
            <text:p>172.569</text:p>
          </table:table-cell>
          <table:table-cell table:number-columns-repeated="2" table:style-name="ce1"/>
          <table:table-cell office:value-type="float" office:value="1320" table:style-name="ce2">
            <text:p>1320</text:p>
          </table:table-cell>
          <table:table-cell office:value-type="float" office:value="150.31700000000001" table:style-name="ce2">
            <text:p>150.317</text:p>
          </table:table-cell>
          <table:table-cell office:value-type="float" office:value="151.38999999999999" table:style-name="ce2">
            <text:p>151.39</text:p>
          </table:table-cell>
          <table:table-cell table:style-name="ce1"/>
          <table:table-cell office:value-type="float" office:value="0.14156905072690232" table:formula="of:=0.072*(1+COS(RADIANS([.C28])))" table:style-name="ce1">
            <text:p>0.141569051</text:p>
          </table:table-cell>
          <table:table-cell office:value-type="float" office:value="0.13885051285065822" table:formula="of:=0.072*(1+COS(RADIANS([.B28])))" table:style-name="ce1">
            <text:p>0.138850513</text:p>
          </table:table-cell>
          <table:table-cell table:style-name="ce1"/>
          <table:table-cell office:value-type="float" office:value="0.13262608710951343" table:formula="of:=0.072*(1+COS(RADIANS([.G27])))" table:style-name="ce1">
            <text:p>0.132626087</text:p>
          </table:table-cell>
          <table:table-cell office:value-type="float" office:value="0.13001641934993149" table:formula="of:=0.072*(1+COS(RADIANS([.H27])))" table:style-name="ce1">
            <text:p>0.130016419</text:p>
          </table:table-cell>
          <table:table-cell table:number-columns-repeated="13" table:style-name="ce1"/>
          <table:table-cell office:value-type="float" office:value="1" table:formula="of:=COS(0)" table:style-name="ce1">
            <text:p>1</text:p>
          </table:table-cell>
          <table:table-cell table:number-columns-repeated="16356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float" office:value="176.292" table:style-name="ce2">
            <text:p>176.292</text:p>
          </table:table-cell>
          <table:table-cell office:value-type="float" office:value="175.066" table:style-name="ce2">
            <text:p>175.066</text:p>
          </table:table-cell>
          <table:table-cell table:number-columns-repeated="2" table:style-name="ce1"/>
          <table:table-cell office:value-type="float" office:value="1470" table:style-name="ce2">
            <text:p>1470</text:p>
          </table:table-cell>
          <table:table-cell office:value-type="float" office:value="155.80199999999999" table:style-name="ce2">
            <text:p>155.802</text:p>
          </table:table-cell>
          <table:table-cell office:value-type="float" office:value="151.876" table:style-name="ce2">
            <text:p>151.876</text:p>
          </table:table-cell>
          <table:table-cell table:style-name="ce1"/>
          <table:table-cell office:value-type="float" office:value="0.14194945278063517" table:formula="of:=0.072*(1+COS(RADIANS([.C29])))" table:style-name="ce1">
            <text:p>0.141949453</text:p>
          </table:table-cell>
          <table:table-cell office:value-type="float" office:value="0.14049119787491207" table:formula="of:=0.072*(1+COS(RADIANS([.B29])))" table:style-name="ce1">
            <text:p>0.140491198</text:p>
          </table:table-cell>
          <table:table-cell table:style-name="ce1"/>
          <table:table-cell office:value-type="float" office:value="0.13455205068582082" table:formula="of:=0.072*(1+COS(RADIANS([.G28])))" table:style-name="ce1">
            <text:p>0.134552051</text:p>
          </table:table-cell>
          <table:table-cell office:value-type="float" office:value="0.1352087578487321" table:formula="of:=0.072*(1+COS(RADIANS([.H28])))" table:style-name="ce1">
            <text:p>0.135208758</text:p>
          </table:table-cell>
          <table:table-cell table:number-columns-repeated="16370" table:style-name="ce1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float" office:value="180" table:style-name="ce2">
            <text:p>180</text:p>
          </table:table-cell>
          <table:table-cell office:value-type="float" office:value="178.18700000000001" table:style-name="ce2">
            <text:p>178.187</text:p>
          </table:table-cell>
          <table:table-cell table:number-columns-repeated="2" table:style-name="ce1"/>
          <table:table-cell office:value-type="float" office:value="1620" table:style-name="ce2">
            <text:p>1620</text:p>
          </table:table-cell>
          <table:table-cell office:value-type="float" office:value="155.86799999999999" table:style-name="ce2">
            <text:p>155.868</text:p>
          </table:table-cell>
          <table:table-cell office:value-type="float" office:value="155.273" table:style-name="ce2">
            <text:p>155.273</text:p>
          </table:table-cell>
          <table:table-cell table:style-name="ce1"/>
          <table:table-cell office:value-type="float" office:value="0.14233682469012013" table:formula="of:=0.072*(1+COS(RADIANS([.C30])))" table:style-name="ce1">
            <text:p>0.142336825</text:p>
          </table:table-cell>
          <table:table-cell office:value-type="float" office:value="0.14208589793987503" table:formula="of:=0.072*(1+COS(RADIANS([.B30])))" table:style-name="ce1">
            <text:p>0.142085898</text:p>
          </table:table-cell>
          <table:table-cell table:style-name="ce1"/>
          <table:table-cell office:value-type="float" office:value="0.1376736785733467" table:formula="of:=0.072*(1+COS(RADIANS([.G29])))" table:style-name="ce1">
            <text:p>0.137673679</text:p>
          </table:table-cell>
          <table:table-cell office:value-type="float" office:value="0.1354989233980203" table:formula="of:=0.072*(1+COS(RADIANS([.H29])))" table:style-name="ce1">
            <text:p>0.135498923</text:p>
          </table:table-cell>
          <table:table-cell table:number-columns-repeated="16370" table:style-name="ce1"/>
        </table:table-row>
        <table:table-row table:style-name="ro1">
          <table:table-cell office:value-type="float" office:value="1080" table:style-name="ce2">
            <text:p>1080</text:p>
          </table:table-cell>
          <table:table-cell office:value-type="float" office:value="180" table:style-name="ce2">
            <text:p>180</text:p>
          </table:table-cell>
          <table:table-cell office:value-type="float" office:value="180" table:style-name="ce2">
            <text:p>180</text:p>
          </table:table-cell>
          <table:table-cell table:number-columns-repeated="2" table:style-name="ce1"/>
          <table:table-cell office:value-type="float" office:value="1770" table:style-name="ce2">
            <text:p>1770</text:p>
          </table:table-cell>
          <table:table-cell office:value-type="float" office:value="159.55500000000001" table:style-name="ce2">
            <text:p>159.555</text:p>
          </table:table-cell>
          <table:table-cell office:value-type="float" office:value="156.161" table:style-name="ce2">
            <text:p>156.161</text:p>
          </table:table-cell>
          <table:table-cell table:style-name="ce1"/>
          <table:table-cell office:value-type="float" office:value="0.14368176099032653" table:formula="of:=0.072*(1+COS(RADIANS([.C31])))" table:style-name="ce1">
            <text:p>0.143681761</text:p>
          </table:table-cell>
          <table:table-cell office:value-type="float" office:value="0.14321118402033156" table:formula="of:=0.072*(1+COS(RADIANS([.B31])))" table:style-name="ce1">
            <text:p>0.143211184</text:p>
          </table:table-cell>
          <table:table-cell table:style-name="ce1"/>
          <table:table-cell office:value-type="float" office:value="0.13770763056896324" table:formula="of:=0.072*(1+COS(RADIANS([.G30])))" table:style-name="ce1">
            <text:p>0.137707631</text:p>
          </table:table-cell>
          <table:table-cell office:value-type="float" office:value="0.13739840362369393" table:formula="of:=0.072*(1+COS(RADIANS([.H30])))" table:style-name="ce1">
            <text:p>0.137398404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float" office:value="0.1394645711466922" table:formula="of:=0.072*(1+COS(RADIANS([.G31])))" table:style-name="ce1">
            <text:p>0.139464571</text:p>
          </table:table-cell>
          <table:table-cell office:value-type="float" office:value="0.13785730353648593" table:formula="of:=0.072*(1+COS(RADIANS([.H31])))" table:style-name="ce1">
            <text:p>0.13785730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91.685000000000002" table:style-name="ce1">
            <text:p>91.685</text:p>
          </table:table-cell>
          <table:table-cell office:value-type="float" office:value="86.367000000000004" table:style-name="ce1">
            <text:p>86.367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101.821" table:formula="of:=180 - [.G4]" table:style-name="ce1">
            <text:p>101.821</text:p>
          </table:table-cell>
          <table:table-cell office:value-type="float" office:value="103.878" table:formula="of:=180 - [.H4]" table:style-name="ce1">
            <text:p>103.878</text:p>
          </table:table-cell>
          <table:table-cell table:style-name="ce1">
            <draw:frame draw:z-index="5" draw:id="id4" draw:style-name="a4" draw:name="Gráfico 5" svg:x="0.50371in" svg:y="0.01256in" svg:width="5.00567in" svg:height="2.9905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Gráfico 7" svg:x="1.03881in" svg:y="0.01256in" svg:width="5.13829in" svg:height="2.9905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89.028999999999996" table:style-name="ce1">
            <text:p>89.029</text:p>
          </table:table-cell>
          <table:table-cell office:value-type="float" office:value="85.03" table:style-name="ce1">
            <text:p>85.03</text:p>
          </table:table-cell>
          <table:table-cell table:number-columns-repeated="2" table:style-name="ce1"/>
          <table:table-cell office:value-type="float" office:value="120" table:style-name="ce2">
            <text:p>120</text:p>
          </table:table-cell>
          <table:table-cell office:value-type="float" office:value="96.225999999999999" table:formula="of:=180 - [.G5]" table:style-name="ce1">
            <text:p>96.226</text:p>
          </table:table-cell>
          <table:table-cell office:value-type="float" office:value="99.26" table:formula="of:=180 - [.H5]" table:style-name="ce1">
            <text:p>99.26</text:p>
          </table:table-cell>
          <table:table-cell table:number-columns-repeated="16376" table:style-name="ce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float" office:value="83.884" table:style-name="ce1">
            <text:p>83.884</text:p>
          </table:table-cell>
          <table:table-cell office:value-type="float" office:value="82.278000000000006" table:style-name="ce1">
            <text:p>82.278</text:p>
          </table:table-cell>
          <table:table-cell table:number-columns-repeated="2" table:style-name="ce1"/>
          <table:table-cell office:value-type="float" office:value="240" table:style-name="ce2">
            <text:p>240</text:p>
          </table:table-cell>
          <table:table-cell office:value-type="float" office:value="91.347999999999999" table:formula="of:=180 - [.G6]" table:style-name="ce1">
            <text:p>91.348</text:p>
          </table:table-cell>
          <table:table-cell office:value-type="float" office:value="94.236000000000004" table:formula="of:=180 - [.H6]" table:style-name="ce1">
            <text:p>94.236</text:p>
          </table:table-cell>
          <table:table-cell table:number-columns-repeated="16376" table:style-name="ce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float" office:value="76.551000000000002" table:style-name="ce1">
            <text:p>76.551</text:p>
          </table:table-cell>
          <table:table-cell office:value-type="float" office:value="69.075000000000003" table:style-name="ce1">
            <text:p>69.075</text:p>
          </table:table-cell>
          <table:table-cell table:number-columns-repeated="2" table:style-name="ce1"/>
          <table:table-cell office:value-type="float" office:value="360" table:style-name="ce2">
            <text:p>360</text:p>
          </table:table-cell>
          <table:table-cell office:value-type="float" office:value="85.710999999999999" table:formula="of:=180 - [.G7]" table:style-name="ce1">
            <text:p>85.711</text:p>
          </table:table-cell>
          <table:table-cell office:value-type="float" office:value="88.34" table:formula="of:=180 - [.H7]" table:style-name="ce1">
            <text:p>88.34</text:p>
          </table:table-cell>
          <table:table-cell table:number-columns-repeated="16376" table:style-name="ce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55.954000000000001" table:style-name="ce1">
            <text:p>55.954</text:p>
          </table:table-cell>
          <table:table-cell office:value-type="float" office:value="52.305999999999997" table:style-name="ce1">
            <text:p>52.306</text:p>
          </table:table-cell>
          <table:table-cell table:number-columns-repeated="2" table:style-name="ce1"/>
          <table:table-cell office:value-type="float" office:value="480" table:style-name="ce2">
            <text:p>480</text:p>
          </table:table-cell>
          <table:table-cell office:value-type="float" office:value="77.073999999999998" table:formula="of:=180 - [.G8]" table:style-name="ce1">
            <text:p>77.074</text:p>
          </table:table-cell>
          <table:table-cell office:value-type="float" office:value="81.326999999999998" table:formula="of:=180 - [.H8]" table:style-name="ce1">
            <text:p>81.327</text:p>
          </table:table-cell>
          <table:table-cell table:number-columns-repeated="16376" table:style-name="ce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55.923000000000002" table:style-name="ce1">
            <text:p>55.923</text:p>
          </table:table-cell>
          <table:table-cell office:value-type="float" office:value="42.878999999999998" table:style-name="ce1">
            <text:p>42.879</text:p>
          </table:table-cell>
          <table:table-cell table:number-columns-repeated="2" table:style-name="ce1"/>
          <table:table-cell office:value-type="float" office:value="600" table:style-name="ce2">
            <text:p>600</text:p>
          </table:table-cell>
          <table:table-cell office:value-type="float" office:value="71.662000000000006" table:formula="of:=180 - [.G9]" table:style-name="ce1">
            <text:p>71.662</text:p>
          </table:table-cell>
          <table:table-cell office:value-type="float" office:value="71.341999999999999" table:formula="of:=180 - [.H9]" table:style-name="ce1">
            <text:p>71.342</text:p>
          </table:table-cell>
          <table:table-cell table:number-columns-repeated="16376" table:style-name="ce1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float" office:value="44.444000000000003" table:style-name="ce1">
            <text:p>44.444</text:p>
          </table:table-cell>
          <table:table-cell office:value-type="float" office:value="39.472000000000001" table:style-name="ce1">
            <text:p>39.472</text:p>
          </table:table-cell>
          <table:table-cell table:number-columns-repeated="2" table:style-name="ce1"/>
          <table:table-cell office:value-type="float" office:value="720" table:style-name="ce2">
            <text:p>720</text:p>
          </table:table-cell>
          <table:table-cell office:value-type="float" office:value="55.265000000000001" table:formula="of:=180 - [.G10]" table:style-name="ce1">
            <text:p>55.265</text:p>
          </table:table-cell>
          <table:table-cell office:value-type="float" office:value="51.34" table:formula="of:=180 - [.H10]" table:style-name="ce1">
            <text:p>51.34</text:p>
          </table:table-cell>
          <table:table-cell table:number-columns-repeated="16376" table:style-name="ce1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float" office:value="33.734000000000002" table:style-name="ce1">
            <text:p>33.734</text:p>
          </table:table-cell>
          <table:table-cell office:value-type="float" office:value="33.69" table:style-name="ce1">
            <text:p>33.69</text:p>
          </table:table-cell>
          <table:table-cell table:number-columns-repeated="2" table:style-name="ce1"/>
          <table:table-cell office:value-type="float" office:value="840" table:style-name="ce2">
            <text:p>840</text:p>
          </table:table-cell>
          <table:table-cell office:value-type="float" office:value="44.484000000000009" table:formula="of:=180 - [.G11]" table:style-name="ce1">
            <text:p>44.484</text:p>
          </table:table-cell>
          <table:table-cell office:value-type="float" office:value="40.600999999999999" table:formula="of:=180 - [.H11]" table:style-name="ce1">
            <text:p>40.601</text:p>
          </table:table-cell>
          <table:table-cell table:number-columns-repeated="16376" table:style-name="ce1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float" office:value="26.175000000000001" table:style-name="ce1">
            <text:p>26.175</text:p>
          </table:table-cell>
          <table:table-cell office:value-type="float" office:value="18.434999999999999" table:style-name="ce1">
            <text:p>18.435</text:p>
          </table:table-cell>
          <table:table-cell table:number-columns-repeated="2" table:style-name="ce1"/>
          <table:table-cell office:value-type="float" office:value="960" table:style-name="ce2">
            <text:p>960</text:p>
          </table:table-cell>
          <table:table-cell office:value-type="float" office:value="32.64500000000001" table:formula="of:=180 - [.G12]" table:style-name="ce1">
            <text:p>32.645</text:p>
          </table:table-cell>
          <table:table-cell office:value-type="float" office:value="36.313999999999993" table:formula="of:=180 - [.H12]" table:style-name="ce1">
            <text:p>36.314</text:p>
          </table:table-cell>
          <table:table-cell table:number-columns-repeated="16376" table:style-name="ce1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float" office:value="21.800999999999998" table:style-name="ce1">
            <text:p>21.801</text:p>
          </table:table-cell>
          <table:table-cell office:value-type="float" office:value="14.930999999999999" table:style-name="ce1">
            <text:p>14.931</text:p>
          </table:table-cell>
          <table:table-cell table:number-columns-repeated="2" table:style-name="ce1"/>
          <table:table-cell office:value-type="float" office:value="1080" table:style-name="ce2">
            <text:p>1080</text:p>
          </table:table-cell>
          <table:table-cell office:value-type="float" office:value="29.682999999999993" table:formula="of:=180 - [.G13]" table:style-name="ce1">
            <text:p>29.683</text:p>
          </table:table-cell>
          <table:table-cell office:value-type="float" office:value="28.610000000000014" table:formula="of:=180 - [.H13]" table:style-name="ce1">
            <text:p>28.61</text:p>
          </table:table-cell>
          <table:table-cell table:number-columns-repeated="16376" table:style-name="ce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float" office:value="17.960999999999999" table:style-name="ce1">
            <text:p>17.961</text:p>
          </table:table-cell>
          <table:table-cell office:value-type="float" office:value="13.707000000000001" table:style-name="ce1">
            <text:p>13.707</text:p>
          </table:table-cell>
          <table:table-cell table:number-columns-repeated="2" table:style-name="ce1"/>
          <table:table-cell office:value-type="float" office:value="1200" table:style-name="ce2">
            <text:p>1200</text:p>
          </table:table-cell>
          <table:table-cell office:value-type="float" office:value="24.198000000000008" table:formula="of:=180 - [.G14]" table:style-name="ce1">
            <text:p>24.198</text:p>
          </table:table-cell>
          <table:table-cell office:value-type="float" office:value="28.123999999999995" table:formula="of:=180 - [.H14]" table:style-name="ce1">
            <text:p>28.124</text:p>
          </table:table-cell>
          <table:table-cell table:number-columns-repeated="16376" table:style-name="ce1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float" office:value="13.241" table:style-name="ce1">
            <text:p>13.241</text:p>
          </table:table-cell>
          <table:table-cell office:value-type="float" office:value="12.339" table:style-name="ce1">
            <text:p>12.339</text:p>
          </table:table-cell>
          <table:table-cell table:number-columns-repeated="2" table:style-name="ce1"/>
          <table:table-cell office:value-type="float" office:value="1320" table:style-name="ce2">
            <text:p>1320</text:p>
          </table:table-cell>
          <table:table-cell office:value-type="float" office:value="24.132000000000005" table:formula="of:=180 - [.G15]" table:style-name="ce1">
            <text:p>24.132</text:p>
          </table:table-cell>
          <table:table-cell office:value-type="float" office:value="24.727000000000004" table:formula="of:=180 - [.H15]" table:style-name="ce1">
            <text:p>24.727</text:p>
          </table:table-cell>
          <table:table-cell table:number-columns-repeated="16376" table:style-name="ce1"/>
        </table:table-row>
        <table:table-row table:style-name="ro1">
          <table:table-cell office:value-type="float" office:value="1080" table:style-name="ce2">
            <text:p>1080</text:p>
          </table:table-cell>
          <table:table-cell office:value-type="float" office:value="8.4890000000000008" table:style-name="ce1">
            <text:p>8.489</text:p>
          </table:table-cell>
          <table:table-cell office:value-type="float" office:value="5.3890000000000002" table:style-name="ce1">
            <text:p>5.389</text:p>
          </table:table-cell>
          <table:table-cell table:number-columns-repeated="2" table:style-name="ce1"/>
          <table:table-cell office:value-type="float" office:value="1440" table:style-name="ce2">
            <text:p>1440</text:p>
          </table:table-cell>
          <table:table-cell office:value-type="float" office:value="20.444999999999993" table:formula="of:=180 - [.G16]" table:style-name="ce1">
            <text:p>20.445</text:p>
          </table:table-cell>
          <table:table-cell office:value-type="float" office:value="23.838999999999999" table:formula="of:=180 - [.H16]" table:style-name="ce1">
            <text:p>23.839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5" table:style-name="ce1"/>
          <table:table-cell table:style-name="ce1">
            <draw:frame draw:z-index="7" draw:id="id6" draw:style-name="a6" draw:name="Gráfico 8" svg:x="0.51189in" svg:y="0.01256in" svg:width="5.00567in" svg:height="2.9905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7" draw:style-name="a7" draw:name="Gráfico 9" svg:x="1.05413in" svg:y="0.01256in" svg:width="5.13829in" svg:height="2.99056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">
            <text:p>Silicio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4">
            <text:p>Cobre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7">
            <text:p>SILICIO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COBRE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number-columns-spanned="1" table:number-rows-spanned="2" table:style-name="ce5">
            <text:p>Tiempo[s]</text:p>
          </table:table-cell>
          <table:table-cell office:value-type="string" table:number-columns-spanned="2" table:number-rows-spanned="1" table:style-name="ce5">
            <text:p>Ángulo[°]</text:p>
          </table:table-cell>
          <table:covered-table-cell/>
          <table:table-cell table:number-columns-repeated="2" table:style-name="ce1"/>
          <table:table-cell office:value-type="string" table:number-columns-spanned="1" table:number-rows-spanned="2" table:style-name="ce5">
            <text:p>Tiempo[s]</text:p>
          </table:table-cell>
          <table:table-cell office:value-type="string" table:number-columns-spanned="2" table:number-rows-spanned="1" table:style-name="ce5">
            <text:p>Ángulo[°]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Trabajo de adhesión (J/m2)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Trabajo de adhesión (J/m2)</text:p>
          </table:table-cell>
          <table:covered-table-cell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on Grafeno</text:p>
          </table:table-cell>
          <table:table-cell office:value-type="string" table:style-name="ce2">
            <text:p>Sin Grafeno</text:p>
          </table:table-cell>
          <table:table-cell table:number-columns-repeated="2" table:style-name="ce1"/>
          <table:covered-table-cell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style-name="ce1"/>
          <table:table-cell office:value-type="string" table:number-columns-spanned="2" table:number-rows-spanned="1" table:style-name="ce7">
            <text:p>W_a = y(1+Cos\Theta)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W_a = y(1+Cos\Theta)</text:p>
          </table:table-cell>
          <table:covered-table-cell/>
          <table:table-cell table:number-columns-repeated="4"/>
          <table:table-cell table:style-name="ce1">
            <draw:frame draw:z-index="3" draw:id="id2" draw:style-name="a2" draw:name="Gráfico 3" svg:x="0.30433in" svg:y="0.0069in" svg:width="4.96875in" svg:height="3.6302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88.512" table:style-name="ce1">
            <text:p>88.512</text:p>
          </table:table-cell>
          <table:table-cell office:value-type="float" office:value="103.557" table:style-name="ce1">
            <text:p>103.557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91.102000000000004" table:style-name="ce1">
            <text:p>91.102</text:p>
          </table:table-cell>
          <table:table-cell office:value-type="float" office:value="94.484999999999999" table:style-name="ce1">
            <text:p>94.485</text:p>
          </table:table-cell>
          <table:table-cell table:style-name="ce1"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style-name="ce1"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number-columns-repeated="16370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90.906000000000006" table:style-name="ce1">
            <text:p>90.906</text:p>
          </table:table-cell>
          <table:table-cell office:value-type="float" office:value="106.916" table:style-name="ce1">
            <text:p>106.916</text:p>
          </table:table-cell>
          <table:table-cell table:number-columns-repeated="2" table:style-name="ce1"/>
          <table:table-cell office:value-type="float" office:value="150" table:style-name="ce2">
            <text:p>150</text:p>
          </table:table-cell>
          <table:table-cell office:value-type="float" office:value="96.34" table:style-name="ce1">
            <text:p>96.34</text:p>
          </table:table-cell>
          <table:table-cell office:value-type="float" office:value="104.621" table:style-name="ce1">
            <text:p>104.621</text:p>
          </table:table-cell>
          <table:table-cell table:style-name="ce1"/>
          <table:table-cell office:value-type="float" office:value="8.887770708517452E-2" table:formula="of:=0.072*(1+COS(RADIANS([.C58])))" table:style-name="ce1">
            <text:p>0.088877707</text:p>
          </table:table-cell>
          <table:table-cell office:value-type="float" office:value="7.013033424037951E-2" table:formula="of:=0.072*(1+COS(RADIANS([.B58])))" table:style-name="ce1">
            <text:p>0.070130334</text:p>
          </table:table-cell>
          <table:table-cell table:style-name="ce1"/>
          <table:table-cell office:value-type="float" office:value="7.3384728662891974E-2" table:formula="of:=0.072*(1+COS(RADIANS([.G59])))" table:style-name="ce1">
            <text:p>0.073384729</text:p>
          </table:table-cell>
          <table:table-cell office:value-type="float" office:value="7.7630263249998083E-2" table:formula="of:=0.072*(1+COS(RADIANS([.H59])))" table:style-name="ce1">
            <text:p>0.077630263</text:p>
          </table:table-cell>
          <table:table-cell table:number-columns-repeated="16370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101.319" table:style-name="ce1">
            <text:p>101.319</text:p>
          </table:table-cell>
          <table:table-cell office:value-type="float" office:value="109.867" table:style-name="ce1">
            <text:p>109.867</text:p>
          </table:table-cell>
          <table:table-cell table:number-columns-repeated="2" table:style-name="ce1"/>
          <table:table-cell office:value-type="float" office:value="300" table:style-name="ce2">
            <text:p>300</text:p>
          </table:table-cell>
          <table:table-cell office:value-type="float" office:value="100.78400000000001" table:style-name="ce1">
            <text:p>100.784</text:p>
          </table:table-cell>
          <table:table-cell office:value-type="float" office:value="114.273" table:style-name="ce1">
            <text:p>114.273</text:p>
          </table:table-cell>
          <table:table-cell table:style-name="ce1"/>
          <table:table-cell office:value-type="float" office:value="9.2949795001289942E-2" table:formula="of:=0.072*(1+COS(RADIANS([.C59])))" table:style-name="ce1">
            <text:p>0.092949795</text:p>
          </table:table-cell>
          <table:table-cell office:value-type="float" office:value="7.3138465732435751E-2" table:formula="of:=0.072*(1+COS(RADIANS([.B59])))" table:style-name="ce1">
            <text:p>0.073138466</text:p>
          </table:table-cell>
          <table:table-cell table:style-name="ce1"/>
          <table:table-cell office:value-type="float" office:value="7.9950830396072467E-2" table:formula="of:=0.072*(1+COS(RADIANS([.G60])))" table:style-name="ce1">
            <text:p>0.07995083</text:p>
          </table:table-cell>
          <table:table-cell office:value-type="float" office:value="9.0174529817272947E-2" table:formula="of:=0.072*(1+COS(RADIANS([.H60])))" table:style-name="ce1">
            <text:p>0.09017453</text:p>
          </table:table-cell>
          <table:table-cell table:number-columns-repeated="16370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107.28100000000001" table:style-name="ce1">
            <text:p>107.281</text:p>
          </table:table-cell>
          <table:table-cell office:value-type="float" office:value="121.065" table:style-name="ce1">
            <text:p>121.065</text:p>
          </table:table-cell>
          <table:table-cell table:number-columns-repeated="2" table:style-name="ce1"/>
          <table:table-cell office:value-type="float" office:value="450" table:style-name="ce2">
            <text:p>450</text:p>
          </table:table-cell>
          <table:table-cell office:value-type="float" office:value="104.574" table:style-name="ce1">
            <text:p>104.574</text:p>
          </table:table-cell>
          <table:table-cell office:value-type="float" office:value="118.369" table:style-name="ce1">
            <text:p>118.369</text:p>
          </table:table-cell>
          <table:table-cell table:style-name="ce1"/>
          <table:table-cell office:value-type="float" office:value="9.6468330722616263E-2" table:formula="of:=0.072*(1+COS(RADIANS([.C60])))" table:style-name="ce1">
            <text:p>0.096468331</text:p>
          </table:table-cell>
          <table:table-cell office:value-type="float" office:value="8.6131534867054424E-2" table:formula="of:=0.072*(1+COS(RADIANS([.B60])))" table:style-name="ce1">
            <text:p>0.086131535</text:p>
          </table:table-cell>
          <table:table-cell table:style-name="ce1"/>
          <table:table-cell office:value-type="float" office:value="8.5471704067355297E-2" table:formula="of:=0.072*(1+COS(RADIANS([.G61])))" table:style-name="ce1">
            <text:p>0.085471704</text:p>
          </table:table-cell>
          <table:table-cell office:value-type="float" office:value="0.10159810734625638" table:formula="of:=0.072*(1+COS(RADIANS([.H61])))" table:style-name="ce1">
            <text:p>0.101598107</text:p>
          </table:table-cell>
          <table:table-cell table:number-columns-repeated="16370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float" office:value="115.726" table:style-name="ce1">
            <text:p>115.726</text:p>
          </table:table-cell>
          <table:table-cell office:value-type="float" office:value="125.795" table:style-name="ce1">
            <text:p>125.795</text:p>
          </table:table-cell>
          <table:table-cell table:number-columns-repeated="2" table:style-name="ce1"/>
          <table:table-cell office:value-type="float" office:value="600" table:style-name="ce2">
            <text:p>600</text:p>
          </table:table-cell>
          <table:table-cell office:value-type="float" office:value="111.125" table:style-name="ce1">
            <text:p>111.125</text:p>
          </table:table-cell>
          <table:table-cell office:value-type="float" office:value="120.964" table:style-name="ce1">
            <text:p>120.964</text:p>
          </table:table-cell>
          <table:table-cell table:style-name="ce1"/>
          <table:table-cell office:value-type="float" office:value="0.10915273214846907" table:formula="of:=0.072*(1+COS(RADIANS([.C61])))" table:style-name="ce1">
            <text:p>0.109152732</text:p>
          </table:table-cell>
          <table:table-cell office:value-type="float" office:value="9.3388193788464607E-2" table:formula="of:=0.072*(1+COS(RADIANS([.B61])))" table:style-name="ce1">
            <text:p>0.093388194</text:p>
          </table:table-cell>
          <table:table-cell table:style-name="ce1"/>
          <table:table-cell office:value-type="float" office:value="9.0117374386540147E-2" table:formula="of:=0.072*(1+COS(RADIANS([.G62])))" table:style-name="ce1">
            <text:p>0.090117374</text:p>
          </table:table-cell>
          <table:table-cell office:value-type="float" office:value="0.10621067067341623" table:formula="of:=0.072*(1+COS(RADIANS([.H62])))" table:style-name="ce1">
            <text:p>0.106210671</text:p>
          </table:table-cell>
          <table:table-cell table:number-columns-repeated="16370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float" office:value="123.511" table:style-name="ce1">
            <text:p>123.511</text:p>
          </table:table-cell>
          <table:table-cell office:value-type="float" office:value="129.637" table:style-name="ce1">
            <text:p>129.637</text:p>
          </table:table-cell>
          <table:table-cell table:number-columns-repeated="2" table:style-name="ce1"/>
          <table:table-cell office:value-type="float" office:value="750" table:style-name="ce2">
            <text:p>750</text:p>
          </table:table-cell>
          <table:table-cell office:value-type="float" office:value="119.05500000000001" table:style-name="ce1">
            <text:p>119.055</text:p>
          </table:table-cell>
          <table:table-cell office:value-type="float" office:value="124.509" table:style-name="ce1">
            <text:p>124.509</text:p>
          </table:table-cell>
          <table:table-cell table:style-name="ce1"/>
          <table:table-cell office:value-type="float" office:value="0.11411185637444585" table:formula="of:=0.072*(1+COS(RADIANS([.C62])))" table:style-name="ce1">
            <text:p>0.114111856</text:p>
          </table:table-cell>
          <table:table-cell office:value-type="float" office:value="0.10325289137078977" table:formula="of:=0.072*(1+COS(RADIANS([.B62])))" table:style-name="ce1">
            <text:p>0.103252891</text:p>
          </table:table-cell>
          <table:table-cell table:style-name="ce1"/>
          <table:table-cell office:value-type="float" office:value="9.7949077316045949E-2" table:formula="of:=0.072*(1+COS(RADIANS([.G63])))" table:style-name="ce1">
            <text:p>0.097949077</text:p>
          </table:table-cell>
          <table:table-cell office:value-type="float" office:value="0.10904395674111095" table:formula="of:=0.072*(1+COS(RADIANS([.H63])))" table:style-name="ce1">
            <text:p>0.109043957</text:p>
          </table:table-cell>
          <table:table-cell table:number-columns-repeated="16370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float" office:value="128.69499999999999" table:style-name="ce1">
            <text:p>128.695</text:p>
          </table:table-cell>
          <table:table-cell office:value-type="float" office:value="134.49100000000001" table:style-name="ce1">
            <text:p>134.491</text:p>
          </table:table-cell>
          <table:table-cell table:number-columns-repeated="2" table:style-name="ce1"/>
          <table:table-cell office:value-type="float" office:value="900" table:style-name="ce2">
            <text:p>900</text:p>
          </table:table-cell>
          <table:table-cell office:value-type="float" office:value="123.996" table:style-name="ce1">
            <text:p>123.996</text:p>
          </table:table-cell>
          <table:table-cell office:value-type="float" office:value="127.057" table:style-name="ce1">
            <text:p>127.057</text:p>
          </table:table-cell>
          <table:table-cell table:style-name="ce1"/>
          <table:table-cell office:value-type="float" office:value="0.11793034314331585" table:formula="of:=0.072*(1+COS(RADIANS([.C63])))" table:style-name="ce1">
            <text:p>0.117930343</text:p>
          </table:table-cell>
          <table:table-cell office:value-type="float" office:value="0.11175098902014391" table:formula="of:=0.072*(1+COS(RADIANS([.B63])))" table:style-name="ce1">
            <text:p>0.111750989</text:p>
          </table:table-cell>
          <table:table-cell table:style-name="ce1"/>
          <table:table-cell office:value-type="float" office:value="0.10696672594056923" table:formula="of:=0.072*(1+COS(RADIANS([.G64])))" table:style-name="ce1">
            <text:p>0.106966726</text:p>
          </table:table-cell>
          <table:table-cell office:value-type="float" office:value="0.11279056920303844" table:formula="of:=0.072*(1+COS(RADIANS([.H64])))" table:style-name="ce1">
            <text:p>0.112790569</text:p>
          </table:table-cell>
          <table:table-cell table:number-columns-repeated="16370"/>
        </table:table-row>
        <table:table-row table:style-name="ro1">
          <table:table-cell office:value-type="float" office:value="1050" table:style-name="ce2">
            <text:p>1050</text:p>
          </table:table-cell>
          <table:table-cell office:value-type="float" office:value="130.739" table:style-name="ce1">
            <text:p>130.739</text:p>
          </table:table-cell>
          <table:table-cell office:value-type="float" office:value="140.19399999999999" table:style-name="ce1">
            <text:p>140.194</text:p>
          </table:table-cell>
          <table:table-cell table:number-columns-repeated="2" table:style-name="ce1"/>
          <table:table-cell office:value-type="float" office:value="1050" table:style-name="ce2">
            <text:p>1050</text:p>
          </table:table-cell>
          <table:table-cell office:value-type="float" office:value="136.273" table:style-name="ce1">
            <text:p>136.273</text:p>
          </table:table-cell>
          <table:table-cell office:value-type="float" office:value="131.82" table:style-name="ce1">
            <text:p>131.82</text:p>
          </table:table-cell>
          <table:table-cell table:style-name="ce1"/>
          <table:table-cell office:value-type="float" office:value="0.12245739973449325" table:formula="of:=0.072*(1+COS(RADIANS([.C64])))" table:style-name="ce1">
            <text:p>0.1224574</text:p>
          </table:table-cell>
          <table:table-cell office:value-type="float" office:value="0.11701256749589449" table:formula="of:=0.072*(1+COS(RADIANS([.B64])))" table:style-name="ce1">
            <text:p>0.117012567</text:p>
          </table:table-cell>
          <table:table-cell table:style-name="ce1"/>
          <table:table-cell office:value-type="float" office:value="0.11225772175442539" table:formula="of:=0.072*(1+COS(RADIANS([.G65])))" table:style-name="ce1">
            <text:p>0.112257722</text:p>
          </table:table-cell>
          <table:table-cell office:value-type="float" office:value="0.11538786512917092" table:formula="of:=0.072*(1+COS(RADIANS([.H65])))" table:style-name="ce1">
            <text:p>0.115387865</text:p>
          </table:table-cell>
          <table:table-cell table:number-columns-repeated="16370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float" office:value="132.274" table:style-name="ce1">
            <text:p>132.274</text:p>
          </table:table-cell>
          <table:table-cell office:value-type="float" office:value="144.46199999999999" table:style-name="ce1">
            <text:p>144.462</text:p>
          </table:table-cell>
          <table:table-cell table:number-columns-repeated="2" table:style-name="ce1"/>
          <table:table-cell office:value-type="float" office:value="1200" table:style-name="ce2">
            <text:p>1200</text:p>
          </table:table-cell>
          <table:table-cell office:value-type="float" office:value="141.21600000000001" table:style-name="ce1">
            <text:p>141.216</text:p>
          </table:table-cell>
          <table:table-cell office:value-type="float" office:value="133.09100000000001" table:style-name="ce1">
            <text:p>133.091</text:p>
          </table:table-cell>
          <table:table-cell table:style-name="ce1"/>
          <table:table-cell office:value-type="float" office:value="0.12731158708200577" table:formula="of:=0.072*(1+COS(RADIANS([.C65])))" table:style-name="ce1">
            <text:p>0.127311587</text:p>
          </table:table-cell>
          <table:table-cell office:value-type="float" office:value="0.11898822948463056" table:formula="of:=0.072*(1+COS(RADIANS([.B65])))" table:style-name="ce1">
            <text:p>0.118988229</text:p>
          </table:table-cell>
          <table:table-cell table:style-name="ce1"/>
          <table:table-cell office:value-type="float" office:value="0.12403018763872578" table:formula="of:=0.072*(1+COS(RADIANS([.G66])))" table:style-name="ce1">
            <text:p>0.124030188</text:p>
          </table:table-cell>
          <table:table-cell office:value-type="float" office:value="0.1200090707892338" table:formula="of:=0.072*(1+COS(RADIANS([.H66])))" table:style-name="ce1">
            <text:p>0.120009071</text:p>
          </table:table-cell>
          <table:table-cell table:number-columns-repeated="16370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float" office:value="135.55600000000001" table:style-name="ce1">
            <text:p>135.556</text:p>
          </table:table-cell>
          <table:table-cell office:value-type="float" office:value="150.72499999999999" table:style-name="ce1">
            <text:p>150.725</text:p>
          </table:table-cell>
          <table:table-cell table:number-columns-repeated="2" table:style-name="ce1"/>
          <table:table-cell office:value-type="float" office:value="1350" table:style-name="ce2">
            <text:p>1350</text:p>
          </table:table-cell>
          <table:table-cell office:value-type="float" office:value="141.953" table:style-name="ce1">
            <text:p>141.953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0.13058857458345868" table:formula="of:=0.072*(1+COS(RADIANS([.C66])))" table:style-name="ce1">
            <text:p>0.130588575</text:p>
          </table:table-cell>
          <table:table-cell office:value-type="float" office:value="0.12043273034038803" table:formula="of:=0.072*(1+COS(RADIANS([.B66])))" table:style-name="ce1">
            <text:p>0.12043273</text:p>
          </table:table-cell>
          <table:table-cell table:style-name="ce1"/>
          <table:table-cell office:value-type="float" office:value="0.1281249299041799" table:formula="of:=0.072*(1+COS(RADIANS([.G67])))" table:style-name="ce1">
            <text:p>0.12812493</text:p>
          </table:table-cell>
          <table:table-cell office:value-type="float" office:value="0.12118745315732475" table:formula="of:=0.072*(1+COS(RADIANS([.H67])))" table:style-name="ce1">
            <text:p>0.121187453</text:p>
          </table:table-cell>
          <table:table-cell table:number-columns-repeated="16370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float" office:value="138.715" table:style-name="ce1">
            <text:p>138.715</text:p>
          </table:table-cell>
          <table:table-cell office:value-type="float" office:value="161.565" table:style-name="ce1">
            <text:p>161.565</text:p>
          </table:table-cell>
          <table:table-cell table:number-columns-repeated="2" table:style-name="ce1"/>
          <table:table-cell office:value-type="float" office:value="1500" table:style-name="ce2">
            <text:p>1500</text:p>
          </table:table-cell>
          <table:table-cell office:value-type="float" office:value="142.97999999999999" table:style-name="ce1">
            <text:p>142.98</text:p>
          </table:table-cell>
          <table:table-cell office:value-type="float" office:value="136.245" table:style-name="ce1">
            <text:p>136.245</text:p>
          </table:table-cell>
          <table:table-cell table:style-name="ce1"/>
          <table:table-cell office:value-type="float" office:value="0.13480435604070845" table:formula="of:=0.072*(1+COS(RADIANS([.C67])))" table:style-name="ce1">
            <text:p>0.134804356</text:p>
          </table:table-cell>
          <table:table-cell office:value-type="float" office:value="0.12340333196176458" table:formula="of:=0.072*(1+COS(RADIANS([.B67])))" table:style-name="ce1">
            <text:p>0.123403332</text:p>
          </table:table-cell>
          <table:table-cell table:style-name="ce1"/>
          <table:table-cell office:value-type="float" office:value="0.12870039301240069" table:formula="of:=0.072*(1+COS(RADIANS([.G68])))" table:style-name="ce1">
            <text:p>0.128700393</text:p>
          </table:table-cell>
          <table:table-cell office:value-type="float" office:value="0.1229116882454314" table:formula="of:=0.072*(1+COS(RADIANS([.H68])))" table:style-name="ce1">
            <text:p>0.122911688</text:p>
          </table:table-cell>
          <table:table-cell table:number-columns-repeated="16370"/>
        </table:table-row>
        <table:table-row table:style-name="ro1">
          <table:table-cell office:value-type="float" office:value="1650" table:style-name="ce2">
            <text:p>1650</text:p>
          </table:table-cell>
          <table:table-cell office:value-type="float" office:value="153.435" table:style-name="ce1">
            <text:p>153.435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office:value-type="float" office:value="1650" table:style-name="ce2">
            <text:p>1650</text:p>
          </table:table-cell>
          <table:table-cell office:value-type="float" office:value="143.791" table:style-name="ce1">
            <text:p>143.791</text:p>
          </table:table-cell>
          <table:table-cell office:value-type="float" office:value="134.34100000000001" table:style-name="ce1">
            <text:p>134.341</text:p>
          </table:table-cell>
          <table:table-cell table:style-name="ce1"/>
          <table:table-cell office:value-type="float" office:value="0.14030517712268181" table:formula="of:=0.072*(1+COS(RADIANS([.C68])))" table:style-name="ce1">
            <text:p>0.140305177</text:p>
          </table:table-cell>
          <table:table-cell office:value-type="float" office:value="0.12610345649678928" table:formula="of:=0.072*(1+COS(RADIANS([.B68])))" table:style-name="ce1">
            <text:p>0.126103456</text:p>
          </table:table-cell>
          <table:table-cell table:style-name="ce1"/>
          <table:table-cell office:value-type="float" office:value="0.12948662795926047" table:formula="of:=0.072*(1+COS(RADIANS([.G69])))" table:style-name="ce1">
            <text:p>0.129486628</text:p>
          </table:table-cell>
          <table:table-cell office:value-type="float" office:value="0.12400586016559592" table:formula="of:=0.072*(1+COS(RADIANS([.H69])))" table:style-name="ce1">
            <text:p>0.12400586</text:p>
          </table:table-cell>
          <table:table-cell table:number-columns-repeated="16370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1800" table:style-name="ce2">
            <text:p>1800</text:p>
          </table:table-cell>
          <table:table-cell office:value-type="float" office:value="148.20099999999999" table:style-name="ce1">
            <text:p>148.201</text:p>
          </table:table-cell>
          <table:table-cell office:value-type="float" office:value="134.31" table:style-name="ce1">
            <text:p>134.31</text:p>
          </table:table-cell>
          <table:table-cell table:style-name="ce1"/>
          <table:table-cell office:value-type="float" office:value="0.14399999999999999" table:formula="of:=0.072*(1+COS(RADIANS([.C69])))" table:style-name="ce1">
            <text:p>0.144</text:p>
          </table:table-cell>
          <table:table-cell office:value-type="float" office:value="0.13639878651272755" table:formula="of:=0.072*(1+COS(RADIANS([.B69])))" table:style-name="ce1">
            <text:p>0.136398787</text:p>
          </table:table-cell>
          <table:table-cell table:style-name="ce1"/>
          <table:table-cell office:value-type="float" office:value="0.13009446216485146" table:formula="of:=0.072*(1+COS(RADIANS([.G70])))" table:style-name="ce1">
            <text:p>0.130094462</text:p>
          </table:table-cell>
          <table:table-cell office:value-type="float" office:value="0.12232276167970423" table:formula="of:=0.072*(1+COS(RADIANS([.H70])))" table:style-name="ce1">
            <text:p>0.122322762</text:p>
          </table:table-cell>
          <table:table-cell table:number-columns-repeated="16370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1950" table:style-name="ce2">
            <text:p>1950</text:p>
          </table:table-cell>
          <table:table-cell office:value-type="float" office:value="154.74700000000001" table:style-name="ce1">
            <text:p>154.747</text:p>
          </table:table-cell>
          <table:table-cell office:value-type="float" office:value="142.90700000000001" table:style-name="ce1">
            <text:p>142.907</text:p>
          </table:table-cell>
          <table:table-cell table:number-columns-repeated="4" table:style-name="ce1"/>
          <table:table-cell office:value-type="float" office:value="0.13319293607791641" table:formula="of:=0.072*(1+COS(RADIANS([.G71])))" table:style-name="ce1">
            <text:p>0.133192936</text:p>
          </table:table-cell>
          <table:table-cell office:value-type="float" office:value="0.12229489344522643" table:formula="of:=0.072*(1+COS(RADIANS([.H71])))" table:style-name="ce1">
            <text:p>0.122294893</text:p>
          </table:table-cell>
          <table:table-cell table:number-columns-repeated="16370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2100" table:style-name="ce2">
            <text:p>2100</text:p>
          </table:table-cell>
          <table:table-cell office:value-type="float" office:value="171.87" table:style-name="ce1">
            <text:p>171.87</text:p>
          </table:table-cell>
          <table:table-cell office:value-type="float" office:value="154.53700000000001" table:style-name="ce1">
            <text:p>154.537</text:p>
          </table:table-cell>
          <table:table-cell table:number-columns-repeated="4" table:style-name="ce1"/>
          <table:table-cell office:value-type="float" office:value="0.13711916225718565" table:formula="of:=0.072*(1+COS(RADIANS([.G72])))" table:style-name="ce1">
            <text:p>0.137119162</text:p>
          </table:table-cell>
          <table:table-cell office:value-type="float" office:value="0.1294313485414175" table:formula="of:=0.072*(1+COS(RADIANS([.H72])))" table:style-name="ce1">
            <text:p>0.129431349</text:p>
          </table:table-cell>
          <table:table-cell table:number-columns-repeated="16370"/>
        </table:table-row>
        <table:table-row table:style-name="ro1">
          <table:table-cell table:number-columns-repeated="3" table:style-name="ce2"/>
          <table:table-cell table:number-columns-repeated="9" table:style-name="ce1"/>
          <table:table-cell office:value-type="float" office:value="0.14327638173339158" table:formula="of:=0.072*(1+COS(RADIANS([.G73])))" table:style-name="ce1">
            <text:p>0.143276382</text:p>
          </table:table-cell>
          <table:table-cell office:value-type="float" office:value="0.13700614378088402" table:formula="of:=0.072*(1+COS(RADIANS([.H73])))" table:style-name="ce1">
            <text:p>0.137006144</text:p>
          </table:table-cell>
          <table:table-cell table:number-columns-repeated="8"/>
          <table:table-cell table:style-name="ce1">
            <draw:frame draw:z-index="4" draw:id="id3" draw:style-name="a3" draw:name="Gráfico 4" svg:x="0.8828in" svg:y="0.0929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91.488" table:style-name="ce2">
            <text:p>91.488</text:p>
          </table:table-cell>
          <table:table-cell office:value-type="float" office:value="76.442999999999998" table:style-name="ce2">
            <text:p>76.443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89.093999999999994" table:style-name="ce2">
            <text:p>89.094</text:p>
          </table:table-cell>
          <table:table-cell office:value-type="float" office:value="73.084000000000003" table:style-name="ce2">
            <text:p>73.084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88.897999999999996" table:formula="of:=180-[.G42]" table:style-name="ce1">
            <text:p>88.898</text:p>
          </table:table-cell>
          <table:table-cell office:value-type="float" office:value="85.515000000000001" table:formula="of:=180-[.H42]" table:style-name="ce1">
            <text:p>85.515</text:p>
          </table:table-cell>
          <table:table-cell table:number-columns-repeated="16376" table:style-name="ce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78.680999999999997" table:style-name="ce2">
            <text:p>78.681</text:p>
          </table:table-cell>
          <table:table-cell office:value-type="float" office:value="70.132999999999996" table:style-name="ce2">
            <text:p>70.133</text:p>
          </table:table-cell>
          <table:table-cell table:number-columns-repeated="2" table:style-name="ce1"/>
          <table:table-cell office:value-type="float" office:value="150" table:style-name="ce2">
            <text:p>150</text:p>
          </table:table-cell>
          <table:table-cell office:value-type="float" office:value="83.66" table:formula="of:=180-[.G43]" table:style-name="ce1">
            <text:p>83.66</text:p>
          </table:table-cell>
          <table:table-cell office:value-type="float" office:value="75.379000000000005" table:formula="of:=180-[.H43]" table:style-name="ce1">
            <text:p>75.379</text:p>
          </table:table-cell>
          <table:table-cell table:number-columns-repeated="16376" table:style-name="ce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72.718999999999994" table:style-name="ce2">
            <text:p>72.719</text:p>
          </table:table-cell>
          <table:table-cell office:value-type="float" office:value="58.935000000000002" table:style-name="ce2">
            <text:p>58.935</text:p>
          </table:table-cell>
          <table:table-cell table:number-columns-repeated="2" table:style-name="ce1"/>
          <table:table-cell office:value-type="float" office:value="300" table:style-name="ce2">
            <text:p>300</text:p>
          </table:table-cell>
          <table:table-cell office:value-type="float" office:value="79.215999999999994" table:formula="of:=180-[.G44]" table:style-name="ce1">
            <text:p>79.216</text:p>
          </table:table-cell>
          <table:table-cell office:value-type="float" office:value="65.727000000000004" table:formula="of:=180-[.H44]" table:style-name="ce1">
            <text:p>65.727</text:p>
          </table:table-cell>
          <table:table-cell table:number-columns-repeated="16376" table:style-name="ce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float" office:value="64.274000000000001" table:style-name="ce2">
            <text:p>64.274</text:p>
          </table:table-cell>
          <table:table-cell office:value-type="float" office:value="54.204999999999998" table:style-name="ce2">
            <text:p>54.205</text:p>
          </table:table-cell>
          <table:table-cell table:number-columns-repeated="2" table:style-name="ce1"/>
          <table:table-cell office:value-type="float" office:value="450" table:style-name="ce2">
            <text:p>450</text:p>
          </table:table-cell>
          <table:table-cell office:value-type="float" office:value="75.426000000000002" table:formula="of:=180-[.G45]" table:style-name="ce1">
            <text:p>75.426</text:p>
          </table:table-cell>
          <table:table-cell office:value-type="float" office:value="61.631" table:formula="of:=180-[.H45]" table:style-name="ce1">
            <text:p>61.631</text:p>
          </table:table-cell>
          <table:table-cell table:number-columns-repeated="16376" table:style-name="ce1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float" office:value="56.489000000000004" table:style-name="ce2">
            <text:p>56.489</text:p>
          </table:table-cell>
          <table:table-cell office:value-type="float" office:value="50.363" table:style-name="ce2">
            <text:p>50.363</text:p>
          </table:table-cell>
          <table:table-cell table:number-columns-repeated="2" table:style-name="ce1"/>
          <table:table-cell office:value-type="float" office:value="600" table:style-name="ce2">
            <text:p>600</text:p>
          </table:table-cell>
          <table:table-cell office:value-type="float" office:value="68.875" table:formula="of:=180-[.G46]" table:style-name="ce1">
            <text:p>68.875</text:p>
          </table:table-cell>
          <table:table-cell office:value-type="float" office:value="59.036000000000001" table:formula="of:=180-[.H46]" table:style-name="ce1">
            <text:p>59.036</text:p>
          </table:table-cell>
          <table:table-cell table:number-columns-repeated="16376" table:style-name="ce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float" office:value="51.305000000000007" table:style-name="ce2">
            <text:p>51.305</text:p>
          </table:table-cell>
          <table:table-cell office:value-type="float" office:value="45.508999999999986" table:style-name="ce2">
            <text:p>45.509</text:p>
          </table:table-cell>
          <table:table-cell table:number-columns-repeated="2" table:style-name="ce1"/>
          <table:table-cell office:value-type="float" office:value="750" table:style-name="ce2">
            <text:p>750</text:p>
          </table:table-cell>
          <table:table-cell office:value-type="float" office:value="60.944999999999993" table:formula="of:=180-[.G47]" table:style-name="ce1">
            <text:p>60.945</text:p>
          </table:table-cell>
          <table:table-cell office:value-type="float" office:value="55.491" table:formula="of:=180-[.H47]" table:style-name="ce1">
            <text:p>55.491</text:p>
          </table:table-cell>
          <table:table-cell table:number-columns-repeated="16376" table:style-name="ce1"/>
        </table:table-row>
        <table:table-row table:style-name="ro1">
          <table:table-cell office:value-type="float" office:value="1050" table:style-name="ce2">
            <text:p>1050</text:p>
          </table:table-cell>
          <table:table-cell office:value-type="float" office:value="49.260999999999996" table:style-name="ce2">
            <text:p>49.261</text:p>
          </table:table-cell>
          <table:table-cell office:value-type="float" office:value="39.806000000000012" table:style-name="ce2">
            <text:p>39.806</text:p>
          </table:table-cell>
          <table:table-cell table:number-columns-repeated="2" table:style-name="ce1"/>
          <table:table-cell office:value-type="float" office:value="900" table:style-name="ce2">
            <text:p>900</text:p>
          </table:table-cell>
          <table:table-cell office:value-type="float" office:value="56.004000000000005" table:formula="of:=180-[.G48]" table:style-name="ce1">
            <text:p>56.004</text:p>
          </table:table-cell>
          <table:table-cell office:value-type="float" office:value="52.942999999999998" table:formula="of:=180-[.H48]" table:style-name="ce1">
            <text:p>52.943</text:p>
          </table:table-cell>
          <table:table-cell table:number-columns-repeated="16376" table:style-name="ce1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float" office:value="47.725999999999999" table:style-name="ce2">
            <text:p>47.726</text:p>
          </table:table-cell>
          <table:table-cell office:value-type="float" office:value="35.538000000000011" table:style-name="ce2">
            <text:p>35.538</text:p>
          </table:table-cell>
          <table:table-cell table:number-columns-repeated="2" table:style-name="ce1"/>
          <table:table-cell office:value-type="float" office:value="1050" table:style-name="ce2">
            <text:p>1050</text:p>
          </table:table-cell>
          <table:table-cell office:value-type="float" office:value="43.727000000000004" table:formula="of:=180-[.G49]" table:style-name="ce1">
            <text:p>43.727</text:p>
          </table:table-cell>
          <table:table-cell office:value-type="float" office:value="48.180000000000007" table:formula="of:=180-[.H49]" table:style-name="ce1">
            <text:p>48.18</text:p>
          </table:table-cell>
          <table:table-cell table:number-columns-repeated="16376" table:style-name="ce1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float" office:value="44.443999999999988" table:style-name="ce2">
            <text:p>44.444</text:p>
          </table:table-cell>
          <table:table-cell office:value-type="float" office:value="29.275000000000006" table:style-name="ce2">
            <text:p>29.275</text:p>
          </table:table-cell>
          <table:table-cell table:number-columns-repeated="2" table:style-name="ce1"/>
          <table:table-cell office:value-type="float" office:value="1200" table:style-name="ce2">
            <text:p>1200</text:p>
          </table:table-cell>
          <table:table-cell office:value-type="float" office:value="38.783999999999992" table:formula="of:=180-[.G50]" table:style-name="ce1">
            <text:p>38.784</text:p>
          </table:table-cell>
          <table:table-cell office:value-type="float" office:value="46.908999999999992" table:formula="of:=180-[.H50]" table:style-name="ce1">
            <text:p>46.909</text:p>
          </table:table-cell>
          <table:table-cell table:number-columns-repeated="16376" table:style-name="ce1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float" office:value="41.284999999999997" table:style-name="ce2">
            <text:p>41.285</text:p>
          </table:table-cell>
          <table:table-cell office:value-type="float" office:value="18.435000000000002" table:style-name="ce2">
            <text:p>18.435</text:p>
          </table:table-cell>
          <table:table-cell table:number-columns-repeated="2" table:style-name="ce1"/>
          <table:table-cell office:value-type="float" office:value="1350" table:style-name="ce2">
            <text:p>1350</text:p>
          </table:table-cell>
          <table:table-cell office:value-type="float" office:value="38.046999999999997" table:formula="of:=180-[.G51]" table:style-name="ce1">
            <text:p>38.047</text:p>
          </table:table-cell>
          <table:table-cell office:value-type="float" office:value="45" table:formula="of:=180-[.H51]" table:style-name="ce1">
            <text:p>45</text:p>
          </table:table-cell>
          <table:table-cell table:number-columns-repeated="16376" table:style-name="ce1"/>
        </table:table-row>
        <table:table-row table:style-name="ro1">
          <table:table-cell office:value-type="float" office:value="1650" table:style-name="ce2">
            <text:p>1650</text:p>
          </table:table-cell>
          <table:table-cell office:value-type="float" office:value="26.564999999999998" table:style-name="ce2">
            <text:p>26.565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500" table:style-name="ce2">
            <text:p>1500</text:p>
          </table:table-cell>
          <table:table-cell office:value-type="float" office:value="37.02000000000001" table:formula="of:=180-[.G52]" table:style-name="ce1">
            <text:p>37.02</text:p>
          </table:table-cell>
          <table:table-cell office:value-type="float" office:value="43.754999999999995" table:formula="of:=180-[.H52]" table:style-name="ce1">
            <text:p>43.755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1650" table:style-name="ce2">
            <text:p>1650</text:p>
          </table:table-cell>
          <table:table-cell office:value-type="float" office:value="36.209000000000003" table:formula="of:=180-[.G53]" table:style-name="ce1">
            <text:p>36.209</text:p>
          </table:table-cell>
          <table:table-cell office:value-type="float" office:value="45.658999999999992" table:formula="of:=180-[.H53]" table:style-name="ce1">
            <text:p>45.659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1800" table:style-name="ce2">
            <text:p>1800</text:p>
          </table:table-cell>
          <table:table-cell office:value-type="float" office:value="31.799000000000007" table:formula="of:=180-[.G54]" table:style-name="ce1">
            <text:p>31.799</text:p>
          </table:table-cell>
          <table:table-cell office:value-type="float" office:value="45.69" table:formula="of:=180-[.H54]" table:style-name="ce1">
            <text:p>45.69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1950" table:style-name="ce2">
            <text:p>1950</text:p>
          </table:table-cell>
          <table:table-cell office:value-type="float" office:value="25.252999999999986" table:formula="of:=180-[.G55]" table:style-name="ce1">
            <text:p>25.253</text:p>
          </table:table-cell>
          <table:table-cell office:value-type="float" office:value="37.092999999999989" table:formula="of:=180-[.H55]" table:style-name="ce1">
            <text:p>37.093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2100" table:style-name="ce2">
            <text:p>2100</text:p>
          </table:table-cell>
          <table:table-cell office:value-type="float" office:value="8.1299999999999955" table:formula="of:=180-[.G56]" table:style-name="ce1">
            <text:p>8.13</text:p>
          </table:table-cell>
          <table:table-cell office:value-type="float" office:value="25.462999999999994" table:formula="of:=180-[.H56]" table:style-name="ce1">
            <text:p>25.463</text:p>
          </table:table-cell>
          <table:table-cell table:number-columns-repeated="1637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number-columns-repeated="7" table:style-name="ce1"/>
          <table:table-cell office:value-type="float" office:value="87.825000000000003" table:style-name="ce1">
            <text:p>87.825</text:p>
          </table:table-cell>
          <table:table-cell table:number-columns-repeated="16373"/>
        </table:table-row>
        <table:table-row table:style-name="ro2">
          <table:table-cell table:number-columns-repeated="3" table:style-name="ce2"/>
          <table:table-cell office:value-type="float" office:value="1" table:style-name="ce6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.102000000000004" table:style-name="ce1">
            <text:p>91.102</text:p>
          </table:table-cell>
          <table:table-cell table:style-name="ce1"/>
          <table:table-cell office:value-type="float" office:value="90.507000000000005" table:style-name="ce1">
            <text:p>90.507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.34" table:style-name="ce1">
            <text:p>96.34</text:p>
          </table:table-cell>
          <table:table-cell table:style-name="ce1"/>
          <table:table-cell office:value-type="float" office:value="114.273" table:style-name="ce1">
            <text:p>114.273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.78400000000001" table:style-name="ce1">
            <text:p>100.784</text:p>
          </table:table-cell>
          <table:table-cell table:style-name="ce1"/>
          <table:table-cell office:value-type="float" office:value="118.369" table:style-name="ce1">
            <text:p>118.36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.574" table:style-name="ce1">
            <text:p>104.574</text:p>
          </table:table-cell>
          <table:table-cell table:style-name="ce1"/>
          <table:table-cell office:value-type="float" office:value="120.964" table:style-name="ce1">
            <text:p>120.964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7.7" table:style-name="ce1">
            <text:p>107.7</text:p>
          </table:table-cell>
          <table:table-cell table:style-name="ce1"/>
          <table:table-cell office:value-type="float" office:value="124.509" table:style-name="ce1">
            <text:p>124.50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.654" table:style-name="ce1">
            <text:p>109.654</text:p>
          </table:table-cell>
          <table:table-cell table:style-name="ce1"/>
          <table:table-cell office:value-type="float" office:value="127.057" table:style-name="ce1">
            <text:p>127.057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.996" table:style-name="ce1">
            <text:p>123.996</text:p>
          </table:table-cell>
          <table:table-cell table:style-name="ce1"/>
          <table:table-cell office:value-type="float" office:value="131.82" table:style-name="ce1">
            <text:p>131.82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.273" table:style-name="ce1">
            <text:p>136.273</text:p>
          </table:table-cell>
          <table:table-cell table:style-name="ce1"/>
          <table:table-cell office:value-type="float" office:value="133.09100000000001" table:style-name="ce1">
            <text:p>133.091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.21600000000001" table:style-name="ce1">
            <text:p>141.216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.953" table:style-name="ce1">
            <text:p>141.953</text:p>
          </table:table-cell>
          <table:table-cell table:style-name="ce1"/>
          <table:table-cell office:value-type="float" office:value="136.245" table:style-name="ce1">
            <text:p>136.245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.97999999999999" table:style-name="ce1">
            <text:p>142.98</text:p>
          </table:table-cell>
          <table:table-cell table:style-name="ce1"/>
          <table:table-cell office:value-type="float" office:value="134.34100000000001" table:style-name="ce1">
            <text:p>134.341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.791" table:style-name="ce1">
            <text:p>143.791</text:p>
          </table:table-cell>
          <table:table-cell table:style-name="ce1"/>
          <table:table-cell office:value-type="float" office:value="134.31" table:style-name="ce1">
            <text:p>134.31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8.20099999999999" table:style-name="ce1">
            <text:p>148.201</text:p>
          </table:table-cell>
          <table:table-cell table:style-name="ce1"/>
          <table:table-cell office:value-type="float" office:value="142.90700000000001" table:style-name="ce1">
            <text:p>142.907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4.74700000000001" table:style-name="ce1">
            <text:p>154.747</text:p>
          </table:table-cell>
          <table:table-cell table:style-name="ce1"/>
          <table:table-cell office:value-type="float" office:value="154.53700000000001" table:style-name="ce1">
            <text:p>154.537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.87" table:style-name="ce1">
            <text:p>171.87</text:p>
          </table:table-cell>
          <table:table-cell table:number-columns-repeated="16375" table:style-name="ce1"/>
        </table:table-row>
        <table:table-row table:number-rows-repeated="10484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Diana Laura Monroy</meta:initial-creator>
    <dc:creator>Diana Laura Monroy</dc:creator>
    <meta:creation-date>2019-03-21T05:31:03Z</meta:creation-date>
    <dc:date>2019-03-24T19:04:19Z</dc:date>
    <meta:editing-cycles>5</meta:editing-cycles>
    <meta:editing-duration>PT22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60157480315pt" svg:width="453.4581102362205pt" chart:style-name="Crt0">
        <chart:title chart:style-name="CT00">
          <text:p text:style-name="a0" text:class-names="" text:cond-style-name="">Paladi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Ángulo de cort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empo(Cada unidad son 90 segundos)</text:p>
            </chart:title>
          </chart:axis>
          <chart:series chart:label-cell-address="Angulos_Pd.$B$3" chart:values-cell-range-address="Angulos_Pd.$B$19:.$B$31" chart:class="chart:bar" chart:attached-axis="primary-y" chart:style-name="G0S0">
            <chart:data-point chart:repeated="13"/>
          </chart:series>
          <chart:series chart:label-cell-address="Angulos_Pd.$C$3" chart:values-cell-range-address="Angulos_Pd.$C$19:.$C$31" chart:class="chart:bar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a65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cd4d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title chart:style-name="CT00">
          <text:p text:style-name="a0" text:class-names="" text:cond-style-name="">Cobr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Ángulo de Cort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empo (Cada unidad son 120 segundos)</text:p>
            </chart:title>
          </chart:axis>
          <chart:series chart:label-cell-address="Angulos_Pd.$G$3" chart:values-cell-range-address="Angulos_Pd.$G$19:.$G$31" chart:class="chart:bar" chart:attached-axis="primary-y" chart:style-name="G0S0">
            <chart:data-point chart:repeated="13"/>
          </chart:series>
          <chart:series chart:label-cell-address="Angulos_Pd.$H$3" chart:values-cell-range-address="Angulos_Pd.$H$19:.$H$31" chart:class="chart:bar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d9d9d9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onstant" chart:error-lower-limit="1" chart:error-upper-limit="1" chart:error-upper-indicator="true" chart:error-lower-indicator="true" chart:auto-position="true"/>
      <style:graphic-properties draw:fill="none" draw:stroke="solid" svg:stroke-width="0.01042in" svg:stroke-color="#d9d9d9" svg:stroke-opacity="100%"/>
    </style:style>
  </office:automatic-styles>
  <office:body>
    <office:chart>
      <chart:chart chart:class="chart:bar" svg:height="261.3751181102362pt" svg:width="357.75pt" chart:style-name="Crt0">
        <chart:title chart:style-name="CT00">
          <text:p text:style-name="a0" text:class-names="" text:cond-style-name="">Ángulo de la gota en función del tiempo para láminas de Silicio con y sin grafen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Ángulo interior de la gota [grado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empo [unidad de tiempo 2.5 min]</text:p>
            </chart:title>
          </chart:axis>
          <chart:series chart:values-cell-range-address="Angulos_Pd.$B$58:.$B$69" chart:class="chart:bar" chart:attached-axis="primary-y" chart:style-name="G0S0">
            <chart:error-indicator chart:style-name="E000"/>
            <chart:data-point chart:repeated="12"/>
          </chart:series>
          <chart:series chart:values-cell-range-address="Angulos_Pd.$C$58:.$C$69" chart:class="chart:bar" chart:attached-axis="primary-y" chart:style-name="G0S1">
            <chart:error-indicator chart:style-name="E010"/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d9d9d9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d9d9d9" svg:stroke-opacity="100%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Ángulo de la gota en función del tiempo para láminas de Cu con y sin grafen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svg:x="14.30700787401575pt" svg:y="40.18pt" chart:style-name="AT00">
              <text:p text:style-name="a1" text:class-names="" text:cond-style-name="">Ángulo interior de la gota [grado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empo [unidad de tiempo 2.5 min]</text:p>
            </chart:title>
          </chart:axis>
          <chart:series chart:values-cell-range-address="Angulos_Pd.$G$59:.$G$73" chart:class="chart:bar" chart:attached-axis="primary-y" chart:style-name="G0S0">
            <chart:data-point chart:repeated="15"/>
          </chart:series>
          <chart:series chart:values-cell-range-address="Angulos_Pd.$H$59:.$H$73" chart:class="chart:bar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d9d9d9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d9d9d9" svg:stroke-opacity="100%"/>
    </style:style>
  </office:automatic-styles>
  <office:body>
    <office:chart>
      <chart:chart chart:class="chart:line" svg:height="215.32pt" svg:width="360.4079527559055pt" chart:style-name="Crt0">
        <chart:title chart:style-name="CT00">
          <text:p text:style-name="a0" text:class-names="" text:cond-style-name="">Trabajo de adhesión de láminas de Pd con y sin grafen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Wa [J/m2]</text:p>
            </chart:title>
            <chart:grid chart:class="major" chart:style-name="GMa1"/>
          </chart:axis>
          <chart:series chart:values-cell-range-address="Angulos_Pd.$J$4:.$J$16" chart:class="chart:line" chart:attached-axis="primary-y" chart:style-name="G0S0">
            <chart:data-point chart:repeated="13"/>
          </chart:series>
          <chart:series chart:values-cell-range-address="Angulos_Pd.$K$4:.$K$16" chart:class="chart:line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d9d9d9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d9d9d9" svg:stroke-opacity="100%"/>
    </style:style>
  </office:automatic-styles>
  <office:body>
    <office:chart>
      <chart:chart chart:class="chart:line" svg:height="215.32pt" svg:width="369.9566929133858pt" chart:style-name="Crt0">
        <chart:title svg:x="43.028031496063pt" svg:y="9.968503937007874pt" chart:style-name="CT00">
          <text:p text:style-name="a0" text:class-names="" text:cond-style-name="">Trabajo de adhesión de láminas de Cu con y sin grafen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Wa [J/m2]</text:p>
            </chart:title>
            <chart:grid chart:class="major" chart:style-name="GMa1"/>
          </chart:axis>
          <chart:series chart:values-cell-range-address="Angulos_Pd.$M$5:.$M$17" chart:class="chart:line" chart:attached-axis="primary-y" chart:style-name="G0S0">
            <chart:data-point chart:repeated="13"/>
          </chart:series>
          <chart:series chart:values-cell-range-address="Angulos_Pd.$N$5:.$N$17" chart:class="chart:line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d9d9d9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d9d9d9" svg:stroke-opacity="100%"/>
    </style:style>
  </office:automatic-styles>
  <office:body>
    <office:chart>
      <chart:chart chart:class="chart:line" svg:height="215.3200787401575pt" svg:width="360.4079527559055pt" chart:style-name="Crt0">
        <chart:title chart:style-name="CT00">
          <text:p text:style-name="a0" text:class-names="" text:cond-style-name="">Trabajo de adhesión de láminas de Si con y sin grafen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Wa [J/m2]</text:p>
            </chart:title>
            <chart:grid chart:class="major" chart:style-name="GMa1"/>
          </chart:axis>
          <chart:series chart:values-cell-range-address="Angulos_Pd.$J$43:.$J$54" chart:class="chart:line" chart:attached-axis="primary-y" chart:style-name="G0S0">
            <chart:data-point chart:repeated="12"/>
          </chart:series>
          <chart:series chart:values-cell-range-address="Angulos_Pd.$K$43:.$K$54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d9d9d9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d9d9d9" svg:stroke-opacity="100%"/>
    </style:style>
  </office:automatic-styles>
  <office:body>
    <office:chart>
      <chart:chart chart:class="chart:line" svg:height="215.3200787401575pt" svg:width="369.9566929133858pt" chart:style-name="Crt0">
        <chart:title chart:style-name="CT00">
          <text:p text:style-name="a0" text:class-names="" text:cond-style-name="">Trabajo de adhesión de láminas de Cu<text:line-break/> con y sin grafen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Wa [J/m2]</text:p>
            </chart:title>
            <chart:grid chart:class="major" chart:style-name="GMa1"/>
          </chart:axis>
          <chart:series chart:values-cell-range-address="Angulos_Pd.$M$43:.$M$57" chart:class="chart:line" chart:attached-axis="primary-y" chart:style-name="G0S0">
            <chart:data-point chart:repeated="15"/>
          </chart:series>
          <chart:series chart:values-cell-range-address="Angulos_Pd.$N$43:.$N$57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